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3cm"/>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paragraph-properties fo:margin-top="0cm" fo:margin-bottom="0.3cm"/>
    </style:style>
    <style:style style:name="P10" style:family="paragraph" style:parent-style-name="Standard">
      <style:paragraph-properties fo:margin-top="0cm" fo:margin-bottom="0.3cm" fo:line-height="100%"/>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Contents_20_4">
      <style:paragraph-properties>
        <style:tab-stops>
          <style:tab-stop style:position="17.59cm" style:type="right" style:leader-style="dotted" style:leader-text="."/>
        </style:tab-stops>
      </style:paragraph-properties>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fo:line-height="100%"/>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paragraph-properties fo:margin-top="0cm" fo:margin-bottom="0.3cm"/>
    </style:style>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52862592" text:id="ct852862592">
          <text:insertion>
            <office:change-info>
              <dc:creator>David Harris</dc:creator>
              <dc:date>2013-01-24T13:13:00</dc:date>
            </office:change-info>
          </text:insertion>
        </text:changed-region>
        <text:changed-region xml:id="ct423327808" text:id="ct423327808">
          <text:insertion>
            <office:change-info>
              <dc:creator>David Harris</dc:creator>
              <dc:date>2013-01-23T00:47:00</dc:date>
            </office:change-info>
          </text:insertion>
        </text:changed-region>
        <text:changed-region xml:id="ct417564464" text:id="ct417564464">
          <text:deletion>
            <office:change-info>
              <dc:creator>David Harris</dc:creator>
              <dc:date>2013-01-24T13:13:00</dc:date>
            </office:change-info>
            <text:p text:style-name="Standard"/>
            <text:h text:style-name="Heading_20_4" text:outline-level="4"/>
          </text:deletion>
        </text:changed-region>
        <text:changed-region xml:id="ct519511024" text:id="ct519511024">
          <text:deletion>
            <office:change-info>
              <dc:creator>David Harris</dc:creator>
              <dc:date>2013-01-23T00:51:00</dc:date>
            </office:change-info>
            <text:p text:style-name="Standard">b</text:p>
          </text:deletion>
        </text:changed-region>
        <text:changed-region xml:id="ct376354656" text:id="ct376354656">
          <text:insertion>
            <office:change-info>
              <dc:creator>David Harris</dc:creator>
              <dc:date>2013-01-23T00:51:00</dc:date>
            </office:change-info>
          </text:insertion>
        </text:changed-region>
        <text:changed-region xml:id="ct519511136" text:id="ct519511136">
          <text:insertion>
            <office:change-info>
              <dc:creator>David Harris</dc:creator>
              <dc:date>2013-01-23T00:52:00</dc:date>
            </office:change-info>
          </text:insertion>
        </text:changed-region>
        <text:changed-region xml:id="ct375668096" text:id="ct375668096">
          <text:deletion>
            <office:change-info>
              <dc:creator>David Harris</dc:creator>
              <dc:date>2013-01-23T00:52:00</dc:date>
            </office:change-info>
            <text:p text:style-name="Standard">C</text:p>
          </text:deletion>
        </text:changed-region>
        <text:changed-region xml:id="ct376354928" text:id="ct376354928">
          <text:insertion>
            <office:change-info>
              <dc:creator>David Harris</dc:creator>
              <dc:date>2013-01-23T00:52:00</dc:date>
            </office:change-info>
          </text:insertion>
        </text:changed-region>
        <text:changed-region xml:id="ct519286736" text:id="ct519286736">
          <text:deletion>
            <office:change-info>
              <dc:creator>David Harris</dc:creator>
              <dc:date>2013-01-23T00:52:00</dc:date>
            </office:change-info>
            <text:p text:style-name="Standard">to</text:p>
          </text:deletion>
        </text:changed-region>
        <text:changed-region xml:id="ct376124624" text:id="ct376124624">
          <text:insertion>
            <office:change-info>
              <dc:creator>David Harris</dc:creator>
              <dc:date>2013-01-23T00:54:00</dc:date>
            </office:change-info>
          </text:insertion>
        </text:changed-region>
        <text:changed-region xml:id="ct375667792" text:id="ct375667792">
          <text:insertion>
            <office:change-info>
              <dc:creator>David Harris</dc:creator>
              <dc:date>2013-01-23T00:55:00</dc:date>
            </office:change-info>
          </text:insertion>
        </text:changed-region>
        <text:changed-region xml:id="ct423307424" text:id="ct423307424">
          <text:insertion>
            <office:change-info>
              <dc:creator>David Harris</dc:creator>
              <dc:date>2013-01-23T00:56:00</dc:date>
            </office:change-info>
          </text:insertion>
        </text:changed-region>
        <text:changed-region xml:id="ct519312464" text:id="ct519312464">
          <text:deletion>
            <office:change-info>
              <dc:creator>David Harris</dc:creator>
              <dc:date>2013-01-23T00:56:00</dc:date>
            </office:change-info>
            <text:p text:style-name="Standard">there</text:p>
          </text:deletion>
        </text:changed-region>
        <text:changed-region xml:id="ct376120464" text:id="ct376120464">
          <text:insertion>
            <office:change-info>
              <dc:creator>David Harris</dc:creator>
              <dc:date>2013-01-23T00:56:00</dc:date>
            </office:change-info>
          </text:insertion>
        </text:changed-region>
        <text:changed-region xml:id="ct376158688" text:id="ct376158688">
          <text:insertion>
            <office:change-info>
              <dc:creator>David Harris</dc:creator>
              <dc:date>2013-01-23T00:58:00</dc:date>
            </office:change-info>
          </text:insertion>
        </text:changed-region>
        <text:changed-region xml:id="ct376158784" text:id="ct376158784">
          <text:insertion>
            <office:change-info>
              <dc:creator>David Harris</dc:creator>
              <dc:date>2013-01-23T00:58:00</dc:date>
            </office:change-info>
          </text:insertion>
        </text:changed-region>
        <text:changed-region xml:id="ct376159520" text:id="ct376159520">
          <text:insertion>
            <office:change-info>
              <dc:creator>David Harris</dc:creator>
              <dc:date>2013-01-23T00:58:00</dc:date>
            </office:change-info>
          </text:insertion>
        </text:changed-region>
        <text:changed-region xml:id="ct423094256" text:id="ct423094256">
          <text:insertion>
            <office:change-info>
              <dc:creator>David Harris</dc:creator>
              <dc:date>2013-01-23T00:59:00</dc:date>
            </office:change-info>
          </text:insertion>
        </text:changed-region>
        <text:changed-region xml:id="ct376158944" text:id="ct376158944">
          <text:insertion>
            <office:change-info>
              <dc:creator>David Harris</dc:creator>
              <dc:date>2013-01-23T00:59:00</dc:date>
            </office:change-info>
          </text:insertion>
        </text:changed-region>
        <text:changed-region xml:id="ct376159040" text:id="ct376159040">
          <text:insertion>
            <office:change-info>
              <dc:creator>David Harris</dc:creator>
              <dc:date>2013-01-23T01:00:00</dc:date>
            </office:change-info>
          </text:insertion>
        </text:changed-region>
        <text:changed-region xml:id="ct376159264" text:id="ct376159264">
          <text:insertion>
            <office:change-info>
              <dc:creator>David Harris</dc:creator>
              <dc:date>2013-01-23T00:59:00</dc:date>
            </office:change-info>
          </text:insertion>
        </text:changed-region>
        <text:changed-region xml:id="ct519567712" text:id="ct519567712">
          <text:insertion>
            <office:change-info>
              <dc:creator>David Harris</dc:creator>
              <dc:date>2013-01-23T00:59:00</dc:date>
            </office:change-info>
          </text:insertion>
        </text:changed-region>
        <text:changed-region xml:id="ct423557728" text:id="ct423557728">
          <text:insertion>
            <office:change-info>
              <dc:creator>David Harris</dc:creator>
              <dc:date>2013-01-23T00:59:00</dc:date>
            </office:change-info>
          </text:insertion>
        </text:changed-region>
        <text:changed-region xml:id="ct423557824" text:id="ct423557824">
          <text:insertion>
            <office:change-info>
              <dc:creator>David Harris</dc:creator>
              <dc:date>2013-01-23T00:59:00</dc:date>
            </office:change-info>
          </text:insertion>
        </text:changed-region>
        <text:changed-region xml:id="ct376130928" text:id="ct376130928">
          <text:deletion>
            <office:change-info>
              <dc:creator>David Harris</dc:creator>
              <dc:date>2013-01-23T01:04:00</dc:date>
            </office:change-info>
            <text:p text:style-name="P1"/>
            <text:p text:style-name="P1"/>
          </text:deletion>
        </text:changed-region>
        <text:changed-region xml:id="ct423558096" text:id="ct423558096">
          <text:deletion>
            <office:change-info>
              <dc:creator>David Harris</dc:creator>
              <dc:date>2013-01-23T00:59:00</dc:date>
            </office:change-info>
            <text:p text:style-name="Standard"/>
            <text:p text:style-name="Standard"/>
          </text:deletion>
        </text:changed-region>
        <text:changed-region xml:id="ct423557952" text:id="ct423557952">
          <text:insertion>
            <office:change-info>
              <dc:creator>David Harris</dc:creator>
              <dc:date>2013-01-23T00:59:00</dc:date>
            </office:change-info>
          </text:insertion>
        </text:changed-region>
        <text:changed-region xml:id="ct376011872" text:id="ct376011872">
          <text:insertion>
            <office:change-info>
              <dc:creator>David Harris</dc:creator>
              <dc:date>2013-01-23T00:59:00</dc:date>
            </office:change-info>
          </text:insertion>
        </text:changed-region>
        <text:changed-region xml:id="ct519242864" text:id="ct519242864">
          <text:insertion>
            <office:change-info>
              <dc:creator>David Harris</dc:creator>
              <dc:date>2013-01-23T00:59:00</dc:date>
            </office:change-info>
          </text:insertion>
        </text:changed-region>
        <text:changed-region xml:id="ct376011968" text:id="ct376011968">
          <text:insertion>
            <office:change-info>
              <dc:creator>David Harris</dc:creator>
              <dc:date>2013-01-23T00:59:00</dc:date>
            </office:change-info>
          </text:insertion>
        </text:changed-region>
        <text:changed-region xml:id="ct376012064" text:id="ct376012064">
          <text:insertion>
            <office:change-info>
              <dc:creator>David Harris</dc:creator>
              <dc:date>2013-01-23T00:59:00</dc:date>
            </office:change-info>
          </text:insertion>
        </text:changed-region>
        <text:changed-region xml:id="ct376012160" text:id="ct376012160">
          <text:insertion>
            <office:change-info>
              <dc:creator>David Harris</dc:creator>
              <dc:date>2013-01-23T00:59:00</dc:date>
            </office:change-info>
          </text:insertion>
        </text:changed-region>
        <text:changed-region xml:id="ct361894912" text:id="ct361894912">
          <text:insertion>
            <office:change-info>
              <dc:creator>David Harris</dc:creator>
              <dc:date>2013-01-23T00:59:00</dc:date>
            </office:change-info>
          </text:insertion>
        </text:changed-region>
        <text:changed-region xml:id="ct376012256" text:id="ct376012256">
          <text:insertion>
            <office:change-info>
              <dc:creator>David Harris</dc:creator>
              <dc:date>2013-01-23T00:59:00</dc:date>
            </office:change-info>
          </text:insertion>
        </text:changed-region>
        <text:changed-region xml:id="ct376012864" text:id="ct376012864">
          <text:insertion>
            <office:change-info>
              <dc:creator>David Harris</dc:creator>
              <dc:date>2013-01-23T00:59:00</dc:date>
            </office:change-info>
          </text:insertion>
        </text:changed-region>
        <text:changed-region xml:id="ct376012960" text:id="ct376012960">
          <text:insertion>
            <office:change-info>
              <dc:creator>David Harris</dc:creator>
              <dc:date>2013-01-23T01:02:00</dc:date>
            </office:change-info>
          </text:insertion>
        </text:changed-region>
        <text:changed-region xml:id="ct376012352" text:id="ct376012352">
          <text:insertion>
            <office:change-info>
              <dc:creator>David Harris</dc:creator>
              <dc:date>2013-01-23T01:02:00</dc:date>
            </office:change-info>
          </text:insertion>
        </text:changed-region>
        <text:changed-region xml:id="ct423268928" text:id="ct423268928">
          <text:insertion>
            <office:change-info>
              <dc:creator>David Harris</dc:creator>
              <dc:date>2013-01-23T01:02:00</dc:date>
            </office:change-info>
          </text:insertion>
        </text:changed-region>
        <text:changed-region xml:id="ct376012560" text:id="ct376012560">
          <text:insertion>
            <office:change-info>
              <dc:creator>David Harris</dc:creator>
              <dc:date>2013-01-23T01:02:00</dc:date>
            </office:change-info>
          </text:insertion>
        </text:changed-region>
        <text:changed-region xml:id="ct376012768" text:id="ct376012768">
          <text:insertion>
            <office:change-info>
              <dc:creator>David Harris</dc:creator>
              <dc:date>2013-01-23T01:02:00</dc:date>
            </office:change-info>
          </text:insertion>
        </text:changed-region>
        <text:changed-region xml:id="ct423558976" text:id="ct423558976">
          <text:insertion>
            <office:change-info>
              <dc:creator>David Harris</dc:creator>
              <dc:date>2013-01-23T01:02:00</dc:date>
            </office:change-info>
          </text:insertion>
        </text:changed-region>
        <text:changed-region xml:id="ct519241952" text:id="ct519241952">
          <text:insertion>
            <office:change-info>
              <dc:creator>David Harris</dc:creator>
              <dc:date>2013-01-23T01:02:00</dc:date>
            </office:change-info>
          </text:insertion>
        </text:changed-region>
        <text:changed-region xml:id="ct519242112" text:id="ct519242112">
          <text:insertion>
            <office:change-info>
              <dc:creator>David Harris</dc:creator>
              <dc:date>2013-01-23T01:02:00</dc:date>
            </office:change-info>
          </text:insertion>
        </text:changed-region>
        <text:changed-region xml:id="ct423558368" text:id="ct423558368">
          <text:insertion>
            <office:change-info>
              <dc:creator>David Harris</dc:creator>
              <dc:date>2013-01-23T01:02:00</dc:date>
            </office:change-info>
          </text:insertion>
        </text:changed-region>
        <text:changed-region xml:id="ct423558464" text:id="ct423558464">
          <text:insertion>
            <office:change-info>
              <dc:creator>David Harris</dc:creator>
              <dc:date>2013-01-23T01:02:00</dc:date>
            </office:change-info>
          </text:insertion>
        </text:changed-region>
        <text:changed-region xml:id="ct423558560" text:id="ct423558560">
          <text:insertion>
            <office:change-info>
              <dc:creator>David Harris</dc:creator>
              <dc:date>2013-01-23T01:02:00</dc:date>
            </office:change-info>
          </text:insertion>
        </text:changed-region>
        <text:changed-region xml:id="ct423558656" text:id="ct423558656">
          <text:insertion>
            <office:change-info>
              <dc:creator>David Harris</dc:creator>
              <dc:date>2013-01-23T01:02:00</dc:date>
            </office:change-info>
          </text:insertion>
        </text:changed-region>
        <text:changed-region xml:id="ct423558784" text:id="ct423558784">
          <text:insertion>
            <office:change-info>
              <dc:creator>David Harris</dc:creator>
              <dc:date>2013-01-23T01:03:00</dc:date>
            </office:change-info>
          </text:insertion>
        </text:changed-region>
        <text:changed-region xml:id="ct423558880" text:id="ct423558880">
          <text:insertion>
            <office:change-info>
              <dc:creator>David Harris</dc:creator>
              <dc:date>2013-01-23T01:03:00</dc:date>
            </office:change-info>
          </text:insertion>
        </text:changed-region>
        <text:changed-region xml:id="ct376219904" text:id="ct376219904">
          <text:insertion>
            <office:change-info>
              <dc:creator>David Harris</dc:creator>
              <dc:date>2013-01-23T01:03:00</dc:date>
            </office:change-info>
          </text:insertion>
        </text:changed-region>
        <text:changed-region xml:id="ct519365696" text:id="ct519365696">
          <text:insertion>
            <office:change-info>
              <dc:creator>David Harris</dc:creator>
              <dc:date>2013-01-23T01:03:00</dc:date>
            </office:change-info>
          </text:insertion>
        </text:changed-region>
        <text:changed-region xml:id="ct376220000" text:id="ct376220000">
          <text:insertion>
            <office:change-info>
              <dc:creator>David Harris</dc:creator>
              <dc:date>2013-01-23T01:03:00</dc:date>
            </office:change-info>
          </text:insertion>
        </text:changed-region>
        <text:changed-region xml:id="ct376220096" text:id="ct376220096">
          <text:insertion>
            <office:change-info>
              <dc:creator>David Harris</dc:creator>
              <dc:date>2013-01-23T01:03:00</dc:date>
            </office:change-info>
          </text:insertion>
        </text:changed-region>
        <text:changed-region xml:id="ct376220192" text:id="ct376220192">
          <text:insertion>
            <office:change-info>
              <dc:creator>David Harris</dc:creator>
              <dc:date>2013-01-23T01:03:00</dc:date>
            </office:change-info>
          </text:insertion>
        </text:changed-region>
        <text:changed-region xml:id="ct376220288" text:id="ct376220288">
          <text:insertion>
            <office:change-info>
              <dc:creator>David Harris</dc:creator>
              <dc:date>2013-01-23T01:03:00</dc:date>
            </office:change-info>
          </text:insertion>
        </text:changed-region>
        <text:changed-region xml:id="ct375519440" text:id="ct375519440">
          <text:insertion>
            <office:change-info>
              <dc:creator>David Harris</dc:creator>
              <dc:date>2013-01-23T01:03:00</dc:date>
            </office:change-info>
          </text:insertion>
        </text:changed-region>
        <text:changed-region xml:id="ct376220384" text:id="ct376220384">
          <text:insertion>
            <office:change-info>
              <dc:creator>David Harris</dc:creator>
              <dc:date>2013-01-23T01:03:00</dc:date>
            </office:change-info>
          </text:insertion>
        </text:changed-region>
        <text:changed-region xml:id="ct375757840" text:id="ct375757840">
          <text:deletion>
            <office:change-info>
              <dc:creator>David Harris</dc:creator>
              <dc:date>2013-01-23T01:03:00</dc:date>
            </office:change-info>
            <text:p text:style-name="Standard"/>
            <text:p text:style-name="Standard"/>
          </text:deletion>
        </text:changed-region>
        <text:changed-region xml:id="ct375738608" text:id="ct375738608">
          <text:insertion>
            <office:change-info>
              <dc:creator>David Harris</dc:creator>
              <dc:date>2013-01-23T0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For more information on format and presentation, see: </text:p>
      <text:list xml:id="list7813594138488609665"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change-start text:change-id="ct852862592"/>For CAN, the general Datagram message is broken into a First frame, one or more Middle frames, and a Last frame. <text:s/>In the degenerate case of a very short message that can fit into one frame, there is also an Only-frame. <text:s/>These are described in more detail below. <text:s/><text:change-end text:change-id="ct852862592"/>The CAN header values are chosen to prevent CAN priority from reordering frames in a way that would damage the transmission. <text:change-start text:change-id="ct423327808"/></text:p>
      <text:p text:style-name="Standard"><text:change-end text:change-id="ct423327808"/><text:change text:change-id="ct417564464"/><text:soft-page-break/>CAN-Datagram Content Single Frame</text:p>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hese aren't the same as the Standard)</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h text:style-name="Heading_20_2" text:outline-level="2"><text:soft-page-break/>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text:change text:change-id="ct519511024"/>in the CAN head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text:change-start text:change-id="ct376354656"/>k<text:change-end text:change-id="ct376354656"/>now when e.g. the lower levels reset, so that it knows to abandon a partially received datagram. <text:s/><text:change-start text:change-id="ct519511136"/>It c<text:change-end text:change-id="ct519511136"/><text:change text:change-id="ct375668096"/>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3" text:outline-level="3">Rejected Transmission</text:h>
      <text:p text:style-name="Standard">Instead of “Datagram Received OK”, the receiving node may return a “Datagram Rejected” message with an error code that represents the reason(s) and possible reaction(s).</text:p>
      <text:h text:style-name="Heading_20_4" text:outline-level="4"><text:soft-page-break/>CAN Protocol</text:h>
      <text:p text:style-name="Standard">There's no requirement <text:change-start text:change-id="ct376354928"/>for<text:change-end text:change-id="ct376354928"/><text:change text:change-id="ct519286736"/> a specific response to out-of-spec transmission<text:change-start text:change-id="ct376124624"/>s<text:change-end text:change-id="ct376124624"/>.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text:change-start text:change-id="ct375667792"/>,<text:change-end text:change-id="ct375667792"/> a node that gets a middle-segment without a first-segment can react in various ways. It might send various replies (but it doesn't have to). It might ignore it. Etc. </text:p>
      <text:p text:style-name="Standard">There's an important thing to realize about that <text:change-start text:change-id="ct423307424"/>behaviour, <text:change-end text:change-id="ct423307424"/>though:</text:p>
      <text:p text:style-name="Standard">Getting another valid datagram sequence while receiving one (or more) that fills the local buffers is _not_ an out-of-spec condition, and the protocol defines exactly how the node is to react. There's no flexibility <text:change text:change-id="ct519312464"/><text:change-start text:change-id="ct376120464"/>in this case<text:change-end text:change-id="ct376120464"/>.</text:p>
      <text:p text:style-name="Standard"/>
      <text:p text:style-name="Standard"/>
      <text:h text:style-name="Heading_20_1" text:outline-level="1">Background Information</text:h>
      <text:h text:style-name="Heading_20_2" text:outline-level="2">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text:soft-page-break/>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17"><text:change-start text:change-id="ct376158688"/><text:tab/><text:change-end text:change-id="ct376158688"/>Datagram First Frame →</text:p>
      <text:p text:style-name="P17"><text:change-start text:change-id="ct376158784"/><text:tab/><text:change-end text:change-id="ct376158784"/>Datagram Middle Frame →</text:p>
      <text:p text:style-name="P17"><text:change-start text:change-id="ct376159520"/><text:tab/><text:change-end text:change-id="ct376159520"/>Datagram Middle Frame →</text:p>
      <text:p text:style-name="P17"><text:change-start text:change-id="ct423094256"/><text:tab/><text:change-end text:change-id="ct423094256"/>Datagram Last Frame →</text:p>
      <text:p text:style-name="P10"><text:change-start text:change-id="ct376158944"/><text:tab/><text:change-end text:change-id="ct376158944"/>← Datagram Received OK<text:change-start text:change-id="ct376159040"/></text:p>
      <text:p text:style-name="P17"><text:change-end text:change-id="ct376159040"/></text:p>
      <text:h text:style-name="Heading_20_3" text:outline-level="3">Short CAN datagram case</text:h>
      <text:p text:style-name="P16"><text:change-start text:change-id="ct376159264"/><text:tab/><text:change-end text:change-id="ct376159264"/>Datagram Only Frame →</text:p>
      <text:p text:style-name="P1"><text:change-start text:change-id="ct519567712"/><text:tab/><text:change-end text:change-id="ct519567712"/>← Datagram Received OK</text:p>
      <text:p text:style-name="P16"/>
      <text:h text:style-name="Heading_20_3" text:outline-level="3">Rejected short CAN datagram case</text:h>
      <text:p text:style-name="Standard">Even a short datagram can be rejected with a “Temporarily unable to receive” if there's e.g. a shortage of buffers:</text:p>
      <text:p text:style-name="P16"><text:change-start text:change-id="ct423557728"/><text:tab/><text:change-end text:change-id="ct423557728"/>Datagram Only Frame →</text:p>
      <text:p text:style-name="P1"><text:change-start text:change-id="ct423557824"/><text:tab/><text:change-end text:change-id="ct423557824"/>← Datagram Rejected, Buffer shortage, Resend<text:change text:change-id="ct376130928"/></text:p>
      <text:h text:style-name="Heading_20_3" text:outline-level="3">Rejected interleaved CAN datagram case:</text:h>
      <text:p text:style-name="Standard">Accidental interleave, at a node that can't handle that:<text:change text:change-id="ct423558096"/></text:p>
      <text:p text:style-name="P16"><text:change-start text:change-id="ct423557952"/><text:soft-page-break/><text:tab/><text:change-end text:change-id="ct423557952"/>Datagram First Frame from A →</text:p>
      <text:p text:style-name="P16"><text:change-start text:change-id="ct376011872"/><text:tab/><text:change-end text:change-id="ct376011872"/>Datagram First Frame from B →</text:p>
      <text:p text:style-name="P16"><text:change-start text:change-id="ct519242864"/><text:tab/><text:change-end text:change-id="ct519242864"/>← Datagram Rejected, Buffer shortage, Resend to B</text:p>
      <text:p text:style-name="P16"><text:change-start text:change-id="ct376011968"/><text:tab/><text:change-end text:change-id="ct376011968"/>Datagram Middle Frame from A →</text:p>
      <text:p text:style-name="P16"><text:change-start text:change-id="ct376012064"/><text:tab/><text:change-end text:change-id="ct376012064"/>Datagram Last Frame from A-&gt;</text:p>
      <text:p text:style-name="P16"><text:change-start text:change-id="ct376012160"/><text:tab/><text:change-end text:change-id="ct376012160"/>← Datagram Received OK to A</text:p>
      <text:p text:style-name="P16"><text:change-start text:change-id="ct361894912"/><text:tab/><text:change-end text:change-id="ct361894912"/>Datagram First Frame from B →</text:p>
      <text:p text:style-name="P16"><text:change-start text:change-id="ct376012256"/><text:tab/><text:change-end text:change-id="ct376012256"/>Datagram Final Frame from B-&gt;</text:p>
      <text:p text:style-name="P16"><text:change-start text:change-id="ct376012864"/><text:tab/><text:change-end text:change-id="ct376012864"/>← Datagram Received OK to B</text:p>
      <text:h text:style-name="Heading_20_3" text:outline-level="3">Command/Reply Example</text:h>
      <text:p text:style-name="P16"><text:change-start text:change-id="ct376012960"/><text:tab/><text:change-end text:change-id="ct376012960"/>Command Datagram →</text:p>
      <text:p text:style-name="P16"><text:change-start text:change-id="ct376012352"/><text:tab/><text:change-end text:change-id="ct376012352"/>← Datagram Received OK</text:p>
      <text:p text:style-name="P16"><text:change-start text:change-id="ct423268928"/><text:tab/><text:change-end text:change-id="ct423268928"/>← Reply Datagram</text:p>
      <text:p text:style-name="Standard"><text:change-start text:change-id="ct376012560"/><text:tab/><text:change-end text:change-id="ct376012560"/>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16"><text:change-start text:change-id="ct376012768"/><text:tab/><text:change-end text:change-id="ct376012768"/>Command Datagram →</text:p>
      <text:p text:style-name="P16"><text:change-start text:change-id="ct423558976"/><text:tab/><text:change-end text:change-id="ct423558976"/>← Datagram Received OK</text:p>
      <text:p text:style-name="P16"><text:change-start text:change-id="ct519241952"/><text:tab/><text:change-end text:change-id="ct519241952"/>← Reply Datagram</text:p>
      <text:p text:style-name="P16"><text:change-start text:change-id="ct519242112"/><text:tab/><text:change-end text:change-id="ct519242112"/>Command Datagram →</text:p>
      <text:p text:style-name="P16"><text:change-start text:change-id="ct423558368"/><text:tab/><text:change-end text:change-id="ct423558368"/>Datagram Received OK →</text:p>
      <text:p text:style-name="P16"><text:change-start text:change-id="ct423558464"/><text:tab/><text:change-end text:change-id="ct423558464"/>← Datagram Received OK</text:p>
      <text:p text:style-name="P16"><text:change-start text:change-id="ct423558560"/><text:tab/><text:change-end text:change-id="ct423558560"/>← Reply Datagram</text:p>
      <text:p text:style-name="Standard"><text:change-start text:change-id="ct423558656"/><text:tab/><text:change-end text:change-id="ct423558656"/>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16"><text:change-start text:change-id="ct423558784"/><text:tab/><text:change-end text:change-id="ct423558784"/>Command Datagram →</text:p>
      <text:p text:style-name="P16"><text:change-start text:change-id="ct423558880"/><text:tab/><text:change-end text:change-id="ct423558880"/>← Datagram Received OK</text:p>
      <text:p text:style-name="P16"><text:change-start text:change-id="ct376219904"/><text:tab/><text:change-end text:change-id="ct376219904"/>← Reply Datagram</text:p>
      <text:p text:style-name="P16"><text:change-start text:change-id="ct519365696"/><text:tab/><text:change-end text:change-id="ct519365696"/>Command Datagram →</text:p>
      <text:p text:style-name="P16"><text:change-start text:change-id="ct376220000"/><text:tab/><text:change-end text:change-id="ct376220000"/>← Datagram Rejected (reject, no buffer, please resend)</text:p>
      <text:p text:style-name="P16"><text:change-start text:change-id="ct376220096"/><text:tab/><text:change-end text:change-id="ct376220096"/>Datagram Received OK →</text:p>
      <text:p text:style-name="P16"><text:change-start text:change-id="ct376220192"/><text:tab/><text:change-end text:change-id="ct376220192"/>Command Datagram (retransmit) →</text:p>
      <text:p text:style-name="P16"><text:change-start text:change-id="ct376220288"/><text:tab/><text:change-end text:change-id="ct376220288"/>← Datagram Received OK</text:p>
      <text:p text:style-name="P16"><text:change-start text:change-id="ct375519440"/><text:tab/><text:change-end text:change-id="ct375519440"/>← Reply Datagram</text:p>
      <text:p text:style-name="Standard"><text:change-start text:change-id="ct376220384"/><text:tab/><text:change-end text:change-id="ct376220384"/>Datagram Received OK →<text:change text:change-id="ct375757840"/></text:p>
      <text:p text:style-name="Standard">which is significantly less efficient. Better to send the positive acknowledgement to the read reply datagram before sending the next read command.</text:p>
      <text:h text:style-name="Heading_20_2" text:outline-level="2"><text:soft-page-break/>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list xml:id="list3072705688154490746" text:style-name="L2">
        <text:list-item>
          <text:p text:style-name="P19">We define a small (one-byte) ID field with a central sequential method of assignment. It's called the “Datagram Protocol ID”. This is small, so doesn't use much space on CAN, but requires central recording of IDs.</text:p>
        </text:list-item>
        <text:list-item>
          <text:p text:style-name="P19">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 </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text:soft-page-break/>Our notional decision is nine segments, 72 bytes, but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change-start text:change-id="ct375738608"/>:<text:change-end text:change-id="ct375738608"/></text:p>
      <text:list xml:id="list1183300502293388172" text:style-name="L3">
        <text:list-item>
          <text:p text:style-name="P20">Node A creates a datagram for node B in its buffer and starts to send it.</text:p>
        </text:list-item>
        <text:list-item>
          <text:p text:style-name="P20">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text:soft-page-break/>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pecification<text:tab/>1</text:p>
          <text:p text:style-name="P15"><text:s/>2.1 Introduction<text:tab/>1</text:p>
          <text:p text:style-name="P15"><text:s/>2.2 References and Context<text:tab/>1</text:p>
          <text:p text:style-name="P15"><text:s/>2.3  Message Formats<text:tab/>1</text:p>
          <text:p text:style-name="P13"><text:s/>2.3.1 Datagram Content<text:tab/>1</text:p>
          <text:p text:style-name="P12"><text:s/>2.3.1.1 CAN-Datagram Content Single Frame<text:tab/>2</text:p>
          <text:p text:style-name="P12"><text:s/>2.3.1.2 CAN-Datagram Content First Frame<text:tab/>2</text:p>
          <text:p text:style-name="P12"><text:s/>2.3.1.3 CAN-Datagram Content Middle Frame<text:tab/>2</text:p>
          <text:p text:style-name="P12"><text:s/>2.3.1.4 CAN Datagram Content Last Frame<text:tab/>2</text:p>
          <text:p text:style-name="P13"><text:s/>2.3.2 Datagram Received OK<text:tab/>2</text:p>
          <text:p text:style-name="P13"><text:s/>2.3.3 Datagram Rejected<text:tab/>2</text:p>
          <text:p text:style-name="P12"><text:s/>2.3.3.1 Error Codes<text:tab/>2</text:p>
          <text:p text:style-name="P15"><text:s/>2.4 States (Normative)<text:tab/>3</text:p>
          <text:p text:style-name="P15"><text:s/>2.5 Interactions (Normative)<text:tab/>3</text:p>
          <text:p text:style-name="P13"><text:s/>2.5.1 Normal Transmission<text:tab/>3</text:p>
          <text:p text:style-name="P12"><text:s/>2.5.1.1 CAN Protocol<text:tab/>3</text:p>
          <text:p text:style-name="P13"><text:s/>2.5.2 Rejected Transmission<text:tab/>3</text:p>
          <text:p text:style-name="P12"><text:s/>2.5.2.1 CAN Protocol<text:tab/>4</text:p>
          <text:p text:style-name="P14"><text:s/>3 Background Information<text:tab/>4</text:p>
          <text:p text:style-name="P15"><text:s/>3.1 Use Cases<text:tab/>4</text:p>
          <text:p text:style-name="P15"><text:s/>3.2 Discussion<text:tab/>4</text:p>
          <text:p text:style-name="P15"><text:s/>3.3 Examples<text:tab/>5</text:p>
          <text:p text:style-name="P13"><text:s/>3.3.1 Normal CAN case<text:tab/>5</text:p>
          <text:p text:style-name="P13"><text:s/>3.3.2 Short CAN datagram case<text:tab/>5</text:p>
          <text:p text:style-name="P13"><text:s/>3.3.3 Rejected short CAN datagram case<text:tab/>5</text:p>
          <text:p text:style-name="P13"><text:s/>3.3.4 Rejected interleaved CAN datagram case:<text:tab/>6</text:p>
          <text:p text:style-name="P13"><text:s/>3.3.5 Command/Reply Example<text:tab/>6</text:p>
          <text:p text:style-name="P13"><text:s/>3.3.6 Back and Forth Datagram Protocol<text:tab/>6</text:p>
          <text:p text:style-name="P15"><text:s/>3.4 Datagram Content<text:tab/>7</text:p>
          <text:p text:style-name="P15"><text:s/>3.5 Numerology<text:tab/>8</text:p>
          <text:p text:style-name="P15"><text:s/>3.6 Future Extensions<text:tab/>8</text:p>
          <text:p text:style-name="P15"><text:s/>3.7 Implementation Notes<text:tab/>9</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6" text:date-value="2013-01-24T13:14:52.99">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13:14:52.99">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6" text:date-value="2013-01-24T13:14:52.99">1/24/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1</meta:editing-cycles>
    <meta:editing-duration>PT12H14M53S</meta:editing-duration>
    <meta:generator>OpenOffice.org/3.4.1$Unix OpenOffice.org_project/341m1$Build-9593</meta:generator>
    <dc:date>2013-01-24T13:14:53</dc:date>
    <dc:creator>David Harris</dc:creator>
    <meta:document-statistic meta:table-count="1" meta:image-count="1" meta:object-count="0" meta:page-count="9" meta:paragraph-count="186" meta:word-count="3468" meta:character-count="20848"/>
    <meta:user-defined meta:name="Info 1"/>
    <meta:user-defined meta:name="Info 2"/>
    <meta:user-defined meta:name="Info 3"/>
    <meta:user-defined meta:name="Info 4"/>
  </office:meta>
</office:document-meta>
</file>